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09pt"/>
    </style:style>
    <style:style style:name="co2" style:family="table-column">
      <style:table-column-properties fo:break-before="auto" style:column-width="89.8pt"/>
    </style:style>
    <style:style style:name="co3" style:family="table-column">
      <style:table-column-properties fo:break-before="auto" style:column-width="72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howFar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bsolute-dir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dancerCoun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traight, dis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ng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ypsy/Spiral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 Across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rtesy Turn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LFB</text:p>
          </table:table-cell>
          <table:table-cell table:number-columns-repeated="5"/>
          <table:table-cell office:value-type="string" calcext:value-type="string">
            <text:p>straight, dis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&amp;L through</text:p>
          </table:table-cell>
          <table:table-cell table:number-columns-repeated="5"/>
          <table:table-cell office:value-type="string" calcext:value-type="string">
            <text:p>straight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menade across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 8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le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through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ifornia Twirl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mande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ide By Right/Left (Rory)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 the wave</text:p>
          </table:table-cell>
          <table:table-cell/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lf Hey</text:p>
          </table:table-cell>
          <table:table-cell/>
          <table:table-cell office:value-type="string" calcext:value-type="string">
            <text:p>y (who starts, and by what should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Hey</text:p>
          </table:table-cell>
          <table:table-cell/>
          <table:table-cell office:value-type="string" calcext:value-type="string">
            <text:p>y (who starts, and by what should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ance the ring</text:p>
          </table:table-cell>
          <table:table-cell table:number-columns-repeated="7"/>
          <table:table-cell office:value-type="string" calcext:value-type="string">
            <text:p>merge with balance? <text:s/>Y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e 1 place Right/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 si do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 saw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merge with do si do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/down center (couple)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rn alone / turn as coupl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 off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p/down hall 4-line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rn alon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n as coupl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n as pretzel…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nd 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 the gn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t the flea</text:p>
          </table:table-cell>
          <table:table-cell table:number-columns-repeated="7"/>
          <table:table-cell office:value-type="string" calcext:value-type="string">
            <text:p>merge with box the gnat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l away w/ half sasha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l away (no sashay)?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Promen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tterfly Wh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 Cor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ve and T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uset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 Rob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ice/Yea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 Circu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ochet H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hand tu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de places / cross (eg 1s cross)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ll by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lphin hey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21:42:11.967574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58:57.141551451</meta:creation-date>
    <dc:date>2017-02-22T11:29:07.984735934</dc:date>
    <meta:editing-duration>PT8M19S</meta:editing-duration>
    <meta:editing-cycles>2</meta:editing-cycles>
    <meta:generator>LibreOffice/5.1.4.2$Linux_X86_64 LibreOffice_project/10m0$Build-2</meta:generator>
    <meta:document-statistic meta:table-count="1" meta:cell-count="114" meta:object-count="0"/>
  </office:meta>
</office:document-meta>
</file>